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Arnold Boecklin" svg:font-family="'Arnold Boecklin'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Kingthings Flashbang" svg:font-family="'Kingthings Flashbang'" style:font-pitch="variable"/>
    <style:font-face style:name="Kingthings Willow" svg:font-family="'Kingthings Willow'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Kingthings Flashbang" fo:font-size="80pt" style:font-size-asian="80pt" style:font-size-complex="80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Kingthings Flashbang" fo:font-size="80pt" style:font-size-asian="80pt" style:font-size-complex="80pt"/>
    </style:style>
    <style:style style:name="P4" style:family="paragraph">
      <style:paragraph-properties fo:text-align="center"/>
      <style:text-properties style:font-name="Kingthings Willow" fo:font-size="48pt" style:font-size-asian="48pt" style:font-size-complex="48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Kingthings Willow" fo:font-size="48pt" style:font-size-asian="48pt" style:font-size-complex="48pt"/>
    </style:style>
    <style:style style:name="T1" style:family="text">
      <style:text-properties style:font-name="Kingthings Flashbang" fo:font-size="80pt" style:font-size-asian="80pt" style:font-size-complex="80pt"/>
    </style:style>
    <style:style style:name="T2" style:family="text">
      <style:text-properties style:font-name="Kingthings Willow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3.074cm" svg:height="3.405cm" svg:x="1.179cm" svg:y="5.11cm">
          <draw:text-box>
            <text:p text:style-name="P2"><text:span text:style-name="T1">Str</text:span><text:span text:style-name="T1">ob</text:span><text:span text:style-name="T1">es</text:span></text:p>
          </draw:text-box>
        </draw:frame>
        <draw:frame draw:style-name="gr2" draw:text-style-name="P5" draw:layer="layout" svg:width="10.553cm" svg:height="2.779cm" svg:x="3.549cm" svg:y="2.631cm">
          <draw:text-box>
            <text:p text:style-name="P4"><text:span text:style-name="T2">5m</text:span><text:span text:style-name="T2">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Arnold Boecklin" svg:font-family="'Arnold Boecklin'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Kingthings Flashbang" svg:font-family="'Kingthings Flashbang'" style:font-pitch="variable"/>
    <style:font-face style:name="Kingthings Willow" svg:font-family="'Kingthings Willow'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9:48:48.122435989</dc:date>
    <meta:editing-duration>PT1H55M22S</meta:editing-duration>
    <meta:editing-cycles>9</meta:editing-cycles>
    <meta:generator>LibreOffice/7.4.5.1$Linux_X86_64 LibreOffice_project/9c0871452b3918c1019dde9bfac75448afc4b57f</meta:generator>
    <meta:print-date>2023-03-13T18:53:16.345777535</meta:print-date>
    <meta:document-statistic meta:object-count="3"/>
  </office:meta>
</office:document-meta>
</file>